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style:contextual-spacing="false" fo:line-height="100%"/>
      <style:text-properties officeooo:rsid="000d740c" officeooo:paragraph-rsid="000f48a3"/>
    </style:style>
    <style:style style:name="P2" style:family="paragraph" style:parent-style-name="Standard">
      <style:text-properties officeooo:rsid="00099aa2" officeooo:paragraph-rsid="000f48a3"/>
    </style:style>
    <style:style style:name="P3" style:family="paragraph" style:parent-style-name="Text_20_body" style:list-style-name="L1">
      <style:text-properties officeooo:paragraph-rsid="000f48a3"/>
    </style:style>
    <style:style style:name="P4" style:family="paragraph" style:parent-style-name="Text_20_body" style:list-style-name="L1">
      <style:text-properties officeooo:rsid="000d740c" officeooo:paragraph-rsid="000f48a3"/>
    </style:style>
    <style:style style:name="P5" style:family="paragraph" style:parent-style-name="Text_20_body" style:list-style-name="L1">
      <style:text-properties officeooo:rsid="000a66b5" officeooo:paragraph-rsid="000f48a3"/>
    </style:style>
    <style:style style:name="T1" style:family="text">
      <style:text-properties officeooo:rsid="000a66b5"/>
    </style:style>
    <style:style style:name="T2" style:family="text">
      <style:text-properties officeooo:rsid="00319615"/>
    </style:style>
    <style:style style:name="T3" style:family="text">
      <style:text-properties officeooo:rsid="0033413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list xml:id="list3163324042" text:style-name="L1">
        <text:list-item>
          <text:p text:style-name="P3">Introduction : <text:span text:style-name="T2">Remerciement et présentation de l’auteur</text:span></text:p>
        </text:list-item>
        <text:list-item>
          <text:p text:style-name="P3">Présentation de l'entreprise <text:span text:style-name="T2">Adjustem</text:span>, de la mission qui <text:span text:style-name="T1">m’</text:span>a été confiée, ainsi que de l'objectif de ce rapport de stage.</text:p>
        </text:list-item>
        <text:list-item>
          <text:p text:style-name="P3">Contexte : Présentation du domaine d'application du logiciel de <text:span text:style-name="T2">M</text:span>ise en <text:span text:style-name="T2">S</text:span>ituation et des besoins pour lesquels il a été développé.</text:p>
        </text:list-item>
        <text:list-item>
          <text:p text:style-name="P3">Présentation de<text:span text:style-name="T2">s</text:span> outil<text:span text:style-name="T2">s</text:span> de développement : Présentation de l'environnement de développement utilisé (Windows 7, javascript) et des principales librairies et outils utilisés pour développer le logiciel.</text:p>
        </text:list-item>
        <text:list-item>
          <text:p text:style-name="P4">Phase de recherche et conception</text:p>
        </text:list-item>
        <text:list-item>
          <text:p text:style-name="P3">Présentation des fonctionnalités : </text:p>
          <text:p text:style-name="P3"><text:span text:style-name="T1">a)</text:span>Présentation des principales fonctionnalités <text:span text:style-name="T2">remarquables </text:span>du logiciel </text:p>
          <text:p text:style-name="P3"><text:span text:style-name="T1">b)M</text:span>ise en œuvre technique (algorithmes utilisés, structures de données, etc.).</text:p>
        </text:list-item>
        <text:list-item>
          <text:p text:style-name="P5">Intégration dans la suite logicielle existante</text:p>
        </text:list-item>
        <text:list-item>
          <text:p text:style-name="P3">Résultats : Présentation des résultats obtenus avec le logiciel </text:p>
        </text:list-item>
        <text:list-item>
          <text:p text:style-name="P5">Déploiement sur plateforme de test</text:p>
        </text:list-item>
        <text:list-item>
          <text:p text:style-name="P3"><text:s/>Conclusion : Récapitulation des principaux points abordés dans le rapport, discussion sur les points forts et les points à améliorer du logiciel, et perspectives pour les travaux futurs.</text:p>
        </text:list-item>
        <text:list-item>
          <text:p text:style-name="P4"><text:s text:c="2"/>Annexes : Présentation de captures d'écran, de codes sources <text:span text:style-name="T3">et diagrammes supplémentaires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00:15:19.780781748</meta:creation-date>
    <dc:date>2023-02-08T22:56:22.173951114</dc:date>
    <meta:editing-duration>PT1H1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71" meta:character-count="1171" meta:non-whitespace-character-count="1018"/>
  </office:meta>
</office:document-meta>
</file>